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57eb"/>
    </style:style>
    <style:style style:name="P2" style:family="paragraph" style:parent-style-name="Standard">
      <style:text-properties officeooo:paragraph-rsid="0011b417"/>
    </style:style>
    <style:style style:name="T1" style:family="text">
      <style:text-properties officeooo:rsid="000c57eb"/>
    </style:style>
    <style:style style:name="T2" style:family="text">
      <style:text-properties officeooo:rsid="000d7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CHINE FanCtrlMachine </text:span></text:p>
      <text:p text:style-name="P1"><text:span text:style-name="T1">SEES FanCtrlMachine_implicitContext, FanCtrlContext </text:span></text:p>
      <text:p text:style-name="P1"><text:span text:style-name="T1">VARIABLES Controller, C_tempPSU, C_tempAmbient, C_fanSpeed, C_fanOn, failureCount<text:tab/> <text:s/></text:span></text:p>
      <text:p text:style-name="P1"><text:span text:style-name="T1">INVARIANTS</text:span></text:p>
      <text:p text:style-name="P1"><text:span text:style-name="T1"><text:tab/>Controller ∈ Controller_STATES <text:s/></text:span></text:p>
      <text:p text:style-name="P1"><text:span text:style-name="T1"><text:tab/>C_tempPSU ∈ ℤ <text:s/></text:span></text:p>
      <text:p text:style-name="P1"><text:span text:style-name="T1"><text:tab/>C_tempAmbient ∈ ℤ <text:s/></text:span></text:p>
      <text:p text:style-name="P1"><text:span text:style-name="T1"><text:tab/>C_fanSpeed ∈ ℤ <text:s/></text:span></text:p>
      <text:p text:style-name="P1"><text:span text:style-name="T1"><text:tab/>C_fanOn ∈ BOOL <text:s/></text:span></text:p>
      <text:p text:style-name="P1"><text:span text:style-name="T1"><text:tab/>failureCount ∈ ℤ <text:s/></text:span></text:p>
      <text:p text:style-name="P2"><text:span text:style-name="T1"><text:tab/>Controller = Normal ⇒ </text:span></text:p>
      <text:p text:style-name="P2"><text:span text:style-name="T1"><text:tab/> <text:s/>((C_tempPSU ≥ HWM_PSU) ∨ (C_tempAmbient ≥ HWM_AMBIENT) ⇒ C_fanOn = TRUE)<text:tab/> <text:s/></text:span></text:p>
      <text:p text:style-name="P2"><text:span text:style-name="T1"><text:tab/>Controller = Normal ⇒</text:span></text:p>
      <text:p text:style-name="P2"><text:span text:style-name="T1"><text:tab/> <text:s/>((C_tempPSU ≤ LWM_PSU ∧ C_tempAmbient ≤ LWM_AMBIENT) ⇒ C_fanOn = FALSE) <text:s text:c="2"/></text:span></text:p>
      <text:p text:style-name="P1"><text:span text:style-name="T1">EVENTS</text:span></text:p>
      <text:p text:style-name="P1"><text:span text:style-name="T1"><text:tab/>INITIALISATION:<text:tab/></text:span></text:p>
      <text:p text:style-name="P1"><text:span text:style-name="T1"><text:tab/>THEN</text:span></text:p>
      <text:p text:style-name="P1"><text:span text:style-name="T1"><text:tab/><text:tab/>init_tempPSU:<text:tab/>C_tempPSU :∈ ℤ </text:span></text:p>
      <text:p text:style-name="P1"><text:span text:style-name="T1"><text:tab/><text:tab/>init_tempAmbient:<text:tab/>C_tempAmbient :∈ ℤ </text:span></text:p>
      <text:p text:style-name="P1"><text:span text:style-name="T1"><text:tab/><text:tab/>…</text:span></text:p>
      <text:p text:style-name="P1"><text:span text:style-name="T1"/></text:p>
      <text:p text:style-name="P1"><text:span text:style-name="T1"><text:tab/>SENSE_TEMPERATURES:<text:tab/> <text:s/></text:span></text:p>
      <text:p text:style-name="P1"><text:span text:style-name="T1"><text:tab/>WHERE</text:span></text:p>
      <text:p text:style-name="P1"><text:span text:style-name="T1"><text:tab/><text:tab/>Controller = Step <text:s text:c="2"/></text:span></text:p>
      <text:p text:style-name="P1"><text:span text:style-name="T1"><text:tab/>THEN</text:span></text:p>
      <text:p text:style-name="P1"><text:span text:style-name="T1"><text:tab/><text:tab/>Controller ≔ Control </text:span></text:p>
      <text:p text:style-name="P1"><text:span text:style-name="T1"><text:tab/>END</text:span></text:p>
      <text:p text:style-name="P1"><text:span text:style-name="T1"/></text:p>
      <text:p text:style-name="P1"><text:span text:style-name="T1"><text:tab/>DO_NOTHING:<text:tab/> <text:s/></text:span></text:p>
      <text:p text:style-name="P1"><text:span text:style-name="T1"><text:tab/>WHERE</text:span></text:p>
      <text:p text:style-name="P1"><text:span text:style-name="T1"><text:tab/><text:tab/>¬((C_tempPSU ≥ HWM_PSU) ∨ (C_tempAmbient ≥ <text:tab/>HWM_AMBIENT)) <text:s text:c="2"/></text:span></text:p>
      <text:p text:style-name="P1"><text:span text:style-name="T1"><text:tab/><text:tab/>Controller = Control <text:s text:c="2"/></text:span></text:p>
      <text:p text:style-name="P1"><text:span text:style-name="T1"><text:tab/><text:tab/>¬((C_tempPSU ≤ LWM_PSU) ∧ (C_tempAmbient ≤ <text:tab/>LWM_AMBIENT)) <text:s text:c="2"/></text:span></text:p>
      <text:p text:style-name="P1"><text:span text:style-name="T1"><text:tab/>THEN</text:span></text:p>
      <text:p text:style-name="P1"><text:span text:style-name="T1"><text:tab/><text:tab/>Controller ≔ Normal </text:span></text:p>
      <text:p text:style-name="P1"><text:span text:style-name="T1"><text:tab/>END</text:span></text:p>
      <text:p text:style-name="P1"><text:span text:style-name="T1">...</text:span></text:p>
      <text:p text:style-name="P1"><text:span text:style-name="T1"><text:tab/>read:<text:tab/> <text:s/></text:span></text:p>
      <text:p text:style-name="P1"><text:span text:style-name="T1"><text:tab/>WHERE</text:span></text:p>
      <text:p text:style-name="P1"><text:span text:style-name="T1"><text:tab/><text:tab/>grd1:<text:tab/>Controller ≠ Normal <text:s text:c="2"/></text:span></text:p>
      <text:p text:style-name="P1"><text:span text:style-name="T1"><text:tab/>THEN</text:span></text:p>
      <text:p text:style-name="P1"><text:span text:style-name="T1"><text:tab/><text:tab/>act3:<text:tab/>C_fanSpeed :∈ ℤ </text:span></text:p>
      <text:p text:style-name="P1"><text:span text:style-name="T1"><text:tab/><text:tab/>act2:<text:tab/>C_tempAmbient :∈ ℤ </text:span></text:p>
      <text:p text:style-name="P1"><text:span text:style-name="T1"><text:tab/><text:tab/>act1:<text:tab/>C_tempPSU :∈ ℤ </text:span></text:p>
      <text:p text:style-name="P1"><text:span text:style-name="T1"><text:tab/>END</text:span></text:p>
      <text:p text:style-name="P1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8-06T05:57:04</meta:creation-date>
    <dc:date>2013-08-06T06:22:23</dc:date>
    <dc:creator>Andy </dc:creator>
    <meta:editing-duration>PT18M31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44" meta:word-count="129" meta:character-count="1010" meta:non-whitespace-character-count="813"/>
  </office:meta>
</office:document-meta>
</file>